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claration_5f_Avis_5f_A" style:display-name="declaration_Avis_A" style:family="table">
      <style:table-properties style:width="9.657cm" table:align="left"/>
    </style:style>
    <style:style style:name="declaration_5f_Avis_5f_A.A" style:display-name="declaration_Avis_A.A" style:family="table-column">
      <style:table-column-properties style:column-width="1.614cm"/>
    </style:style>
    <style:style style:name="declaration_5f_Avis_5f_A.B" style:display-name="declaration_Avis_A.B" style:family="table-column">
      <style:table-column-properties style:column-width="8.043cm"/>
    </style:style>
    <style:style style:name="declaration_5f_Avis_5f_A.A1" style:display-name="declaration_Avis_A.A1" style:family="table-cell">
      <style:table-cell-properties fo:padding="0.097cm" fo:border="none"/>
    </style:style>
    <style:style style:name="P1" style:family="paragraph" style:parent-style-name="Text_20_body_20_justified">
      <style:text-properties style:font-name="Helvetica"/>
    </style:style>
    <style:style style:name="P2" style:family="paragraph" style:parent-style-name="Standard">
      <style:text-properties style:font-name="Helvetica"/>
    </style:style>
    <style:style style:name="P3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declaration_Avis_A" table:style-name="declaration_5f_Avis_5f_A">
        <table:table-column table:style-name="declaration_5f_Avis_5f_A.A"/>
        <table:table-column table:style-name="declaration_5f_Avis_5f_A.B"/>
        <table:table-row>
          <table:table-cell table:style-name="declaration_5f_Avis_5f_A.A1" office:value-type="string">
            <text:p text:style-name="P1"><text:span text:style-name="T1">%{HEADER_ROWS:0}%%{RM_IF_NO_DATA:true,0}%</text:span>%{colonne}%%=col_copie_label=%</text:p>
          </table:table-cell>
          <table:table-cell table:style-name="declaration_5f_Avis_5f_A.A1" office:value-type="string">
            <text:p text:style-name="P1">%{colonne}%%=col_copi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5-12T09:54:01</meta:creation-date>
    <dc:date>2015-11-24T17:08:34.64</dc:date>
    <meta:editing-cycles>58</meta:editing-cycles>
    <meta:editing-duration>PT5H15M55S</meta:editing-duration>
    <meta:document-statistic meta:table-count="1" meta:image-count="0" meta:object-count="0" meta:page-count="1" meta:paragraph-count="2" meta:word-count="2" meta:character-count="95"/>
    <dc:creator>lga </dc:creator>
    <meta:user-defined meta:name="Info 1"/>
    <meta:user-defined meta:name="Info 2"/>
    <meta:user-defined meta:name="Info 3"/>
    <meta:user-defined meta:name="Info 4"/>
  </office:meta>
</office:document-meta>
</file>